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Pictures/10000000000001F000000277A0D97612B4472CD9.png" manifest:media-type="image/png"/>
  <manifest:file-entry manifest:full-path="Pictures/100000000000011B00000115EC55DDE07FB7F54D.png" manifest:media-type="image/png"/>
  <manifest:file-entry manifest:full-path="Pictures/100000000000025A000001AEEF87B8C931C977F4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6" style:family="graphic" style:parent-style-name="Arrow_20_Line">
      <style:graphic-properties draw:textarea-vertical-align="middle" draw:line-distance="0.578cm" draw:end-guide="0.042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4cm" fo:min-width="6.25cm" fo:padding-top="0.175cm" fo:padding-bottom="0.175cm" fo:padding-left="0.3cm" fo:padding-right="0.3cm" style:protect="size"/>
    </style:style>
    <style:style style:name="gr8" style:family="graphic" style:parent-style-name="Arrow_20_Line" style:list-style-name="L1">
      <style:graphic-properties draw:textarea-vertical-align="middle" draw:line-distance="1.156cm" draw:placing="below"/>
      <style:paragraph-properties style:writing-mode="lr-tb"/>
    </style:style>
    <style:style style:name="gr9" style:family="graphic" style:parent-style-name="Arrow_20_Line">
      <style:graphic-properties draw:textarea-vertical-align="middle" draw:line-distance="1.271cm" draw:end-guide="-0.001cm" draw:placing="below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03cm"/>
      <style:paragraph-properties style:writing-mode="lr-tb"/>
    </style:style>
    <style:style style:name="gr11" style:family="graphic" style:parent-style-name="standard">
      <style:graphic-properties svg:stroke-width="0.081cm" svg:stroke-color="#ff0000" draw:marker-start-width="0.321cm" draw:marker-end-width="0.321cm" draw:fill-color="#fffff0" draw:textarea-horizontal-align="justify" draw:textarea-vertical-align="middle" draw:auto-grow-height="false" fo:min-height="0.091cm" fo:min-width="0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1cm" svg:stroke-color="#1423e8" draw:marker-start-width="0.35cm" draw:marker-end-width="0.35cm" draw:fill="none" draw:textarea-horizontal-align="justify" draw:textarea-vertical-align="middle" draw:auto-grow-height="false" fo:min-height="1.734cm" fo:min-width="5.055cm" fo:padding-top="0.175cm" fo:padding-bottom="0.175cm" fo:padding-left="0.3cm" fo:padding-right="0.3cm"/>
    </style:style>
    <style:style style:name="gr13" style:family="graphic" style:parent-style-name="Arrow_20_Line">
      <style:graphic-properties draw:textarea-vertical-align="middle" draw:line-distance="1.122cm" draw:end-guide="0.042cm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1.387cm" draw:end-guide="1.549cm" draw:placing="below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4.206cm"/>
      <style:paragraph-properties style:writing-mode="lr-tb"/>
    </style:style>
    <style:style style:name="gr16" style:family="graphic" style:parent-style-name="objectwithoutfill">
      <style:graphic-properties draw:stroke="dash" draw:stroke-dash="Dash" svg:stroke-width="0.035cm" svg:stroke-color="#ff0000" draw:marker-start-width="0.253cm" draw:marker-end-width="0.253cm" svg:stroke-linecap="butt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dash" draw:stroke-dash="Dash" svg:stroke-width="0.035cm" svg:stroke-color="#ff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2a6099" draw:marker-start-width="0.35cm" draw:marker-end-width="0.35cm" draw:fill-color="#ffffff" draw:textarea-horizontal-align="justify" draw:textarea-vertical-align="middle" draw:auto-grow-height="false" fo:min-height="0.209cm" fo:min-width="0cm" fo:padding-top="0.175cm" fo:padding-bottom="0.175cm" fo:padding-left="0.3cm" fo:padding-right="0.3cm" fo:wrap-option="wrap"/>
      <style:paragraph-properties style:writing-mode="lr-tb"/>
    </style:style>
    <style:style style:name="gr20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2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209cm" fo:min-width="0cm" fo:padding-top="0.175cm" fo:padding-bottom="0.175cm" fo:padding-left="0.3cm" fo:padding-right="0.3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standard">
      <style:graphic-properties svg:stroke-color="#000000" draw:fill="none" draw:textarea-vertical-align="middle" draw:auto-grow-height="false" fo:min-height="2.749cm" fo:min-width="0cm" fo:wrap-option="wrap"/>
    </style:style>
    <style:style style:name="gr26" style:family="graphic" style:parent-style-name="standard">
      <style:graphic-properties svg:stroke-color="#000000" draw:fill="none" draw:textarea-vertical-align="middle" draw:auto-grow-height="false" fo:min-height="1.069cm" fo:min-width="0cm" fo:wrap-option="wrap"/>
    </style:style>
    <style:style style:name="gr27" style:family="graphic" style:parent-style-name="standard">
      <style:graphic-properties svg:stroke-color="#000000" draw:fill="none" draw:textarea-vertical-align="middle" draw:auto-grow-height="false" fo:min-height="3.726cm" fo:min-width="0cm" fo:wrap-option="wrap"/>
    </style:style>
    <style:style style:name="gr28" style:family="graphic" style:parent-style-name="standard">
      <style:graphic-properties svg:stroke-color="#000000" draw:fill="none" draw:textarea-vertical-align="middle" draw:auto-grow-height="false" fo:min-height="1.595cm" fo:min-width="0cm" fo:wrap-option="wrap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6pt" fo:font-weight="bold" style:font-size-asian="10pt" style:font-size-complex="10pt"/>
    </style:style>
    <style:style style:name="P12" style:family="paragraph">
      <loext:graphic-properties draw:fill-color="#fffff0"/>
      <style:paragraph-properties fo:text-align="center"/>
      <style:text-properties fo:font-size="6pt" fo:font-weight="bold" style:font-size-asian="10pt" style:font-size-complex="10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17cm" svg:height="23.304cm" draw:transform="rotate (1.5707963267949) translate (2.494cm 20cm)">
          <draw:image xlink:href="Pictures/10000000000001F000000277A0D97612B4472CD9.png" xlink:type="simple" xlink:show="embed" xlink:actuate="onLoad" draw:mime-type="image/png">
            <text:p/>
          </draw:image>
        </draw:frame>
        <draw:measure draw:style-name="gr2" draw:text-style-name="P2" draw:layer="measurelines" svg:x1="25.033cm" svg:y1="2.138cm" svg:x2="25.136cm" svg:y2="19.412cm">
          <text:p text:style-name="P2"><text:span text:style-name="T1"><text:measure text:kind="gap"/></text:span><text:span text:style-name="T1"><text:measure text:kind="value">34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4" draw:layer="measurelines" svg:x1="2.773cm" svg:y1="2.137cm" svg:x2="25.289cm" svg:y2="2.188cm">
          <text:p text:style-name="P3"><text:span text:style-name="T1"><text:measure text:kind="gap"/></text:span><text:span text:style-name="T1"><text:measure text:kind="value">45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>
        <draw:frame draw:style-name="gr4" draw:text-style-name="P5" draw:layer="layout" svg:width="6.984cm" svg:height="4.987cm" draw:transform="rotate (0.0242600766027212) translate (3.408cm 6.042cm)">
          <draw:image xlink:href="Pictures/100000000000025A000001AEEF87B8C931C977F4.png" xlink:type="simple" xlink:show="embed" xlink:actuate="onLoad" draw:mime-type="image/png">
            <text:p/>
          </draw:image>
        </draw:frame>
        <draw:measure draw:style-name="gr5" draw:text-style-name="P6" draw:layer="measurelines" svg:x1="25.033cm" svg:y1="2.138cm" svg:x2="25.136cm" svg:y2="19.412cm">
          <text:p text:style-name="P6"><text:span text:style-name="T1"><text:measure text:kind="gap"/></text:span><text:span text:style-name="T1"><text:measure text:kind="value">34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7" draw:layer="measurelines" svg:x1="3.752cm" svg:y1="6.71cm" svg:x2="10.463cm" svg:y2="6.662cm">
          <text:p text:style-name="P7"><text:span text:style-name="T1"><text:measure text:kind="gap"/></text:span><text:span text:style-name="T1"><text:measure text:kind="value">134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custom-shape draw:style-name="gr7" draw:text-style-name="P1" draw:layer="layout" svg:width="6.75cm" svg:height="3.75cm" svg:x="3.704cm" svg:y="6.686cm">
          <text:p/>
          <draw:enhanced-geometry svg:viewBox="0 0 21600 21600" draw:type="rectangle" draw:enhanced-path="M 0 0 L 21600 0 21600 21600 0 21600 0 0 Z N"/>
        </draw:custom-shape>
        <draw:measure draw:style-name="gr8" draw:text-style-name="P8" draw:layer="measurelines" svg:x1="3.589cm" svg:y1="6.664cm" svg:x2="3.589cm" svg:y2="7.574cm">
          <text:p text:style-name="P8"><text:measure text:kind="gap"/><text:measure text:kind="value">18</text:measure><text:s/><text:measure text:kind="unit">mm</text:measure><text:measure text:kind="gap"/></text:p>
        </draw:measure>
        <draw:measure draw:style-name="gr9" draw:text-style-name="P7" draw:layer="measurelines" svg:x1="9.688cm" svg:y1="9.538cm" svg:x2="10.186cm" svg:y2="9.525cm">
          <text:p text:style-name="P7"><text:span text:style-name="T1"><text:measure text:kind="gap"/></text:span><text:span text:style-name="T1"><text:measure text:kind="value">1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frame draw:style-name="gr10" draw:text-style-name="P10" draw:layer="layout" svg:width="8.432cm" svg:height="1.673cm" svg:x="2.337cm" svg:y="12.939cm">
          <draw:text-box>
            <text:p>(18,10) (18,60)</text:p>
            <text:p text:style-name="P9">(18,120) (120,60)</text:p>
          </draw:text-box>
        </draw:frame>
        <draw:frame draw:style-name="gr4" draw:text-style-name="P5" draw:layer="layout" svg:width="1.288cm" svg:height="1.261cm" draw:transform="rotate (1.56608393781451) translate (11.284cm 12.311cm)">
          <draw:image xlink:href="Pictures/100000000000011B00000115EC55DDE07FB7F54D.png" xlink:type="simple" xlink:show="embed" xlink:actuate="onLoad" draw:mime-type="image/png">
            <text:p/>
          </draw:image>
        </draw:frame>
        <draw:custom-shape draw:style-name="gr11" draw:text-style-name="P12" draw:layer="layout" svg:width="0.662cm" svg:height="0.595cm" svg:x="10.699cm" svg:y="10.501cm">
          <text:p text:style-name="P11"><text:span text:style-name="T2">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662cm" svg:height="0.595cm" svg:x="10.666cm" svg:y="6.433cm">
          <text:p text:style-name="P11"><text:span text:style-name="T2">B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662cm" svg:height="0.595cm" svg:x="2.596cm" svg:y="10.865cm">
          <text:p text:style-name="P11"><text:span text:style-name="T2">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662cm" svg:height="0.595cm" svg:x="2.662cm" svg:y="6.02cm">
          <text:p text:style-name="P11"><text:span text:style-name="T2">B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655cm" svg:height="2.084cm" svg:x="4.151cm" svg:y="7.557cm">
          <text:p/>
          <draw:enhanced-geometry svg:viewBox="0 0 21600 21600" draw:type="rectangle" draw:enhanced-path="M 0 0 L 21600 0 21600 21600 0 21600 0 0 Z N"/>
        </draw:custom-shape>
        <draw:measure draw:style-name="gr13" draw:text-style-name="P7" draw:layer="layout" svg:x1="4.167cm" svg:y1="10.6cm" svg:x2="10.154cm" svg:y2="10.55cm">
          <text:p text:style-name="P7"><text:span text:style-name="T1"><text:measure text:kind="gap"/></text:span><text:span text:style-name="T1"><text:measure text:kind="value">12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14" draw:text-style-name="P8" draw:layer="measurelines" svg:x1="11.427cm" svg:y1="10.567cm" svg:x2="11.417cm" svg:y2="9.644cm">
          <text:p text:style-name="P8"><text:measure text:kind="gap"/><text:measure text:kind="value">18</text:measure><text:s/><text:measure text:kind="unit">mm</text:measure><text:measure text:kind="gap"/></text:p>
        </draw:measure>
        <draw:measure draw:style-name="gr15" draw:text-style-name="P8" draw:layer="measurelines" svg:x1="9.843cm" svg:y1="7.567cm" svg:x2="9.869cm" svg:y2="10.437cm">
          <text:p text:style-name="P8"><text:measure text:kind="gap"/><text:measure text:kind="value">57</text:measure><text:s/><text:measure text:kind="unit">mm</text:measure><text:measure text:kind="gap"/></text:p>
        </draw:measure>
      </draw:page>
      <draw:page draw:name="page3" draw:style-name="dp1" draw:master-page-name="Default">
        <draw:line draw:style-name="gr16" draw:text-style-name="P1" draw:layer="layout" svg:x1="8.083cm" svg:y1="2.671cm" svg:x2="8.083cm" svg:y2="14.341cm">
          <text:p/>
        </draw:line>
        <draw:line draw:style-name="gr17" draw:text-style-name="P1" draw:layer="layout" svg:x1="21.352cm" svg:y1="3.254cm" svg:x2="21.352cm" svg:y2="14.658cm">
          <text:p/>
        </draw:line>
        <draw:line draw:style-name="gr17" draw:text-style-name="P1" draw:layer="layout" svg:x1="25.638cm" svg:y1="3.28cm" svg:x2="25.638cm" svg:y2="14.684cm">
          <text:p/>
        </draw:line>
        <draw:line draw:style-name="gr17" draw:text-style-name="P1" draw:layer="layout" svg:x1="19.367cm" svg:y1="3.227cm" svg:x2="19.367cm" svg:y2="14.631cm">
          <text:p/>
        </draw:line>
        <draw:line draw:style-name="gr16" draw:text-style-name="P1" draw:layer="layout" svg:x1="2.487cm" svg:y1="8.705cm" svg:x2="26.776cm" svg:y2="8.811cm">
          <text:p/>
        </draw:line>
        <draw:line draw:style-name="gr18" draw:text-style-name="P1" draw:layer="layout" svg:x1="9.235cm" svg:y1="2.901cm" svg:x2="13.459cm" svg:y2="14.4cm">
          <text:p/>
        </draw:line>
        <draw:line draw:style-name="gr18" draw:text-style-name="P1" draw:layer="layout" svg:x1="9.261cm" svg:y1="2.85cm" svg:x2="4.351cm" svg:y2="13.942cm">
          <text:p/>
        </draw:line>
        <draw:custom-shape draw:style-name="gr19" draw:text-style-name="P14" draw:layer="layout" svg:width="0.789cm" svg:height="0.789cm" svg:x="19.029cm" svg:y="5.98cm"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25.16cm" svg:y="5.98cm"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25.312cm" svg:y="11.145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19.079cm" svg:y="10.967cm"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10.099cm" svg:y="5.929cm">
          <text:p text:style-name="P13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7.325cm" svg:y="5.954cm"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5.008cm" svg:y="11.221cm"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789cm" svg:height="0.789cm" svg:x="12.033cm" svg:y="11.144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.976cm" svg:y1="15.978cm" svg:x2="3.027cm" svg:y2="6.208cm">
          <text:p/>
        </draw:line>
        <draw:line draw:style-name="gr20" draw:text-style-name="P1" draw:layer="layout" svg:x1="3.002cm" svg:y1="15.977cm" svg:x2="14.73cm" svg:y2="16.053cm">
          <text:p/>
        </draw:line>
        <draw:frame draw:style-name="gr21" draw:text-style-name="P5" draw:layer="layout" svg:width="4.64cm" svg:height="0.961cm" svg:x="12.781cm" svg:y="6.2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15" draw:layer="layout" svg:width="1.721cm" svg:height="0.662cm" svg:x="10.693cm" svg:y="5.181cm">
          <draw:text-box>
            <text:p><text:span text:style-name="T4">(X1,Y1)</text:span></text:p>
          </draw:text-box>
        </draw:frame>
        <draw:line draw:style-name="gr16" draw:text-style-name="P1" draw:layer="layout" svg:x1="9.235cm" svg:y1="2.875cm" svg:x2="6.932cm" svg:y2="14.261cm">
          <text:p/>
        </draw:line>
        <draw:custom-shape draw:style-name="gr23" draw:text-style-name="P17" draw:layer="layout" svg:width="0.727cm" svg:height="0.789cm" svg:x="7.651cm" svg:y="8.327cm">
          <text:p text:style-name="P16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224cm" svg:height="0.513cm" svg:x="9.018cm" svg:y="9.65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3" draw:text-style-name="P17" draw:layer="layout" svg:width="0.727cm" svg:height="0.789cm" svg:x="20.907cm" svg:y="8.407cm">
          <text:p text:style-name="P16"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1.224cm" svg:height="0.513cm" svg:x="21.728cm" svg:y="8.1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3" draw:text-style-name="P17" draw:layer="layout" svg:width="0.727cm" svg:height="0.789cm" svg:x="8.895cm" svg:y="2.587cm">
          <text:p text:style-name="P16"><text:span text:style-name="T4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.721cm" svg:height="0.662cm" svg:x="9.925cm" svg:y="2.561cm">
          <draw:text-box>
            <text:p><text:span text:style-name="T4">VY</text:span></text:p>
          </draw:text-box>
        </draw:frame>
        <draw:frame draw:style-name="gr24" draw:text-style-name="P18" draw:layer="layout" svg:width="0.502cm" svg:height="0.963cm" svg:x="4.035cm" svg:y="9.229cm">
          <draw:text-box>
            <text:p><text:span text:style-name="T1"><text:measure text:kind="unit"/></text:span><text:span text:style-name="T1"><text:measure text:kind="unit"/></text:span></text:p>
          </draw:text-box>
        </draw:frame>
        <draw:custom-shape draw:style-name="gr25" draw:text-style-name="P1" draw:layer="layout" svg:width="0.649cm" svg:height="3.163cm" draw:transform="rotate (1.5707963267949) translate (8.135cm 15.0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" draw:text-style-name="P1" draw:layer="layout" svg:x1="6.707cm" svg:y1="2.671cm" svg:x2="6.707cm" svg:y2="14.341cm">
          <text:p/>
        </draw:line>
        <draw:line draw:style-name="gr16" draw:text-style-name="P1" draw:layer="layout" svg:x1="11.469cm" svg:y1="2.988cm" svg:x2="11.469cm" svg:y2="14.658cm">
          <text:p/>
        </draw:line>
        <draw:custom-shape draw:style-name="gr26" draw:text-style-name="P1" draw:layer="layout" svg:width="0.649cm" svg:height="1.391cm" draw:transform="rotate (1.5707963267949) translate (6.706cm 15.1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49cm" svg:height="4.194cm" draw:transform="rotate (1.5707963267949) translate (21.391cm 15.7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649cm" svg:height="1.945cm" draw:transform="rotate (1.5707963267949) translate (19.38cm 15.77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4" draw:style-name="dp1" draw:master-page-name="Default">
        <draw:line draw:style-name="gr18" draw:text-style-name="P1" draw:layer="layout" svg:x1="9.235cm" svg:y1="2.901cm" svg:x2="13.459cm" svg:y2="14.4cm">
          <text:p/>
        </draw:line>
        <draw:line draw:style-name="gr29" draw:text-style-name="P1" draw:layer="layout" svg:x1="17.224cm" svg:y1="13.611cm" svg:x2="17.224cm" svg:y2="13.535cm">
          <text:p/>
        </draw:line>
        <draw:line draw:style-name="gr18" draw:text-style-name="P1" draw:layer="layout" svg:x1="9.261cm" svg:y1="2.85cm" svg:x2="4.351cm" svg:y2="13.942cm">
          <text:p/>
        </draw:line>
        <draw:line draw:style-name="gr30" draw:text-style-name="P1" draw:layer="layout" svg:x1="0.585cm" svg:y1="10.685cm" svg:x2="14.145cm" svg:y2="11.627cm">
          <text:p/>
        </draw:line>
        <draw:line draw:style-name="gr30" draw:text-style-name="P1" draw:layer="layout" svg:x1="0.585cm" svg:y1="10.66cm" svg:x2="12.39cm" svg:y2="5.445cm">
          <text:p/>
        </draw:line>
        <draw:custom-shape draw:style-name="gr19" draw:text-style-name="P19" draw:layer="layout" svg:width="0.789cm" svg:height="0.789cm" svg:x="19.029cm" svg:y="5.98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25.16cm" svg:y="5.98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25.312cm" svg:y="11.145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19.079cm" svg:y="10.967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10.099cm" svg:y="5.929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6.766cm" svg:y="7.40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5.314cm" svg:y="10.5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789cm" svg:height="0.789cm" svg:x="12.033cm" svg:y="11.14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7-01T16:24:50.490000000</dc:date>
    <meta:editing-duration>PT3H8M45S</meta:editing-duration>
    <meta:editing-cycles>6</meta:editing-cycles>
    <meta:generator>LibreOffice/7.2.0.4$Windows_X86_64 LibreOffice_project/9a9c6381e3f7a62afc1329bd359cc48accb6435b</meta:generator>
    <meta:document-statistic meta:object-count="65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 x , y)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Transformation</mi>
            <mi mathvariant="italic">Equations</mi>
          </mrow>
        </mtd>
      </mtr>
      <mtr>
        <mtd>
          <mrow>
            <mover accent="true">
              <mi>y</mi>
              <mo stretchy="false">´</mo>
            </mover>
            <mo stretchy="false">=</mo>
            <mi>y</mi>
          </mrow>
        </mtd>
      </mtr>
    </mtable>
    <annotation encoding="StarMath 5.0">Transformation Equations
newline
acute y = y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over accent="true">
            <mi>x</mi>
            <mo stretchy="false">´</mo>
          </mover>
          <mi>,</mi>
          <mover accent="true">
            <mi>y</mi>
            <mo stretchy="false">´</mo>
          </mover>
        </mrow>
      </mrow>
      <mo fence="true" form="postfix" stretchy="false">)</mo>
    </mrow>
    <annotation encoding="StarMath 5.0">
(acute x , acute y)
</annotation>
  </semantics>
</math>
</file>